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Footer">
      <style:text-properties fo:language="ru" fo:country="RU" officeooo:rsid="0012dd2f" officeooo:paragraph-rsid="0012dd2f"/>
    </style:style>
    <style:style style:name="P2" style:family="paragraph" style:parent-style-name="Standard">
      <style:paragraph-properties fo:text-align="justify" style:justify-single-word="false"/>
      <style:text-properties fo:language="ru" fo:country="RU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 fo:break-before="page"/>
      <style:text-properties fo:language="ru" fo:country="RU"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line-through-style="none" style:text-line-through-type="none" style:font-name="Times New Roman" fo:font-size="14pt" fo:language="ru" fo:country="RU" style:text-underline-style="none" officeooo:rsid="00056f9d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text-line-through-style="none" style:text-line-through-type="none" style:font-name="Times New Roman" fo:font-size="14pt" fo:language="ru" fo:country="RU" style:text-underline-style="none" officeooo:rsid="00056f9d" officeooo:paragraph-rsid="0015d0b8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text-line-through-style="none" style:text-line-through-type="none" style:font-name="Times New Roman" fo:font-size="14pt" fo:language="ru" fo:country="RU" style:text-underline-style="none" officeooo:rsid="0012dd2f" officeooo:paragraph-rsid="0012dd2f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text-line-through-style="none" style:text-line-through-type="none" style:font-name="Times New Roman" fo:font-size="14pt" fo:language="ru" fo:country="RU" style:text-underline-style="none" officeooo:rsid="00180a89" officeooo:paragraph-rsid="00180a89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text-line-through-style="none" style:text-line-through-type="none" style:font-name="Times New Roman" fo:font-size="14pt" fo:language="ru" fo:country="RU" style:text-underline-style="none" fo:font-weight="normal" officeooo:rsid="000b6168" officeooo:paragraph-rsid="00199d3c" style:font-size-asian="14pt" style:font-weight-asian="normal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line-through-style="none" style:text-line-through-type="none" style:font-name="Times New Roman" fo:font-size="14pt" fo:language="ru" fo:country="RU" style:text-underline-style="none" fo:font-weight="normal" officeooo:rsid="000b6168" officeooo:paragraph-rsid="001aa333" style:font-size-asian="14pt" style:font-weight-asian="normal" style:font-size-complex="14pt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text-line-through-style="none" style:text-line-through-type="none" style:font-name="Times New Roman" fo:font-size="14pt" fo:language="ru" fo:country="RU" style:text-underline-style="none" fo:font-weight="normal" officeooo:rsid="00199d3c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text-line-through-style="none" style:text-line-through-type="none" style:font-name="Times New Roman" fo:font-size="14pt" fo:language="ru" fo:country="RU" style:text-underline-style="none" fo:font-weight="normal" officeooo:rsid="00199d3c" officeooo:paragraph-rsid="001da01a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center" style:justify-single-word="false" fo:break-before="page"/>
      <style:text-properties style:text-line-through-style="none" style:text-line-through-type="none" style:font-name="Times New Roman" fo:font-size="16pt" fo:language="ru" fo:country="RU" style:text-underline-style="none" fo:font-weight="bold" officeooo:rsid="0012dd2f" officeooo:paragraph-rsid="0012dd2f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 fo:break-before="page"/>
      <style:text-properties style:text-line-through-style="none" style:text-line-through-type="none" style:font-name="Times New Roman" fo:font-size="16pt" fo:language="ru" fo:country="RU" style:text-underline-style="none" fo:font-weight="bold" officeooo:rsid="00199d3c" officeooo:paragraph-rsid="00199d3c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text-line-through-style="none" style:text-line-through-type="none" style:font-name="Times New Roman" fo:font-size="16pt" fo:language="ru" fo:country="RU" style:text-underline-style="none" officeooo:rsid="00056f9d" officeooo:paragraph-rsid="000738c5" style:font-size-asian="16pt" style:font-size-complex="16pt"/>
    </style:style>
    <style:style style:name="P15" style:family="paragraph" style:parent-style-name="Standard">
      <style:paragraph-properties fo:text-align="center" style:justify-single-word="false"/>
      <style:text-properties officeooo:rsid="0008f44c" officeooo:paragraph-rsid="0008f44c"/>
    </style:style>
    <style:style style:name="P1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8f44c" officeooo:paragraph-rsid="0008f44c"/>
    </style:style>
    <style:style style:name="P17" style:family="paragraph" style:parent-style-name="Heading_20_3">
      <style:paragraph-properties fo:text-align="justify" style:justify-single-word="false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56f9d" officeooo:paragraph-rsid="00056f9d" style:font-size-asian="12.25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738c5" officeooo:paragraph-rsid="000738c5" style:font-size-asian="12.25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738c5" officeooo:paragraph-rsid="00056f9d" style:font-size-asian="12.25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6pt" fo:language="ru" fo:country="RU" officeooo:rsid="000738c5" officeooo:paragraph-rsid="000738c5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officeooo:paragraph-rsid="000738c5"/>
    </style:style>
    <style:style style:name="P23" style:family="paragraph" style:parent-style-name="Standard">
      <style:paragraph-properties fo:text-align="center" style:justify-single-word="false"/>
      <style:text-properties officeooo:rsid="000738c5" officeooo:paragraph-rsid="000738c5"/>
    </style:style>
    <style:style style:name="P2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5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6pt" officeooo:paragraph-rsid="000738c5" style:font-size-asian="16pt" style:font-size-complex="16pt"/>
    </style:style>
    <style:style style:name="P27" style:family="paragraph" style:parent-style-name="Standard">
      <style:paragraph-properties fo:text-align="center" style:justify-single-word="false"/>
      <style:text-properties fo:font-size="16pt" officeooo:rsid="000738c5" officeooo:paragraph-rsid="000738c5" style:font-size-asian="16pt" style:font-size-complex="16pt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4pt" fo:language="ru" fo:country="RU" officeooo:rsid="00056f9d" officeooo:paragraph-rsid="000738c5" style:font-size-asian="12.25pt" style:font-size-complex="14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center" style:justify-single-word="false" fo:break-before="pag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4pt" officeooo:paragraph-rsid="001ee78a" style:font-size-asian="14pt" style:font-size-complex="14pt"/>
    </style:style>
    <style:style style:name="P32" style:family="paragraph" style:parent-style-name="Text_20_body" style:list-style-name="L1">
      <style:paragraph-properties fo:text-align="justify" style:justify-single-word="false"/>
    </style:style>
    <style:style style:name="P33" style:family="paragraph" style:parent-style-name="Text_20_body" style:list-style-name="L2">
      <style:paragraph-properties fo:text-align="justify" style:justify-single-word="false"/>
      <style:text-properties officeooo:paragraph-rsid="001da01a"/>
    </style:style>
    <style:style style:name="P34" style:family="paragraph" style:parent-style-name="Text_20_body" style:list-style-name="L2">
      <style:paragraph-properties fo:text-align="justify" style:justify-single-word="false"/>
    </style:style>
    <style:style style:name="T1" style:family="text">
      <style:text-properties style:text-line-through-style="none" style:text-line-through-type="none" style:text-underline-style="none" officeooo:rsid="00056f9d"/>
    </style:style>
    <style:style style:name="T2" style:family="text">
      <style:text-properties style:text-line-through-style="none" style:text-line-through-type="none" style:font-name="Times New Roman" fo:font-size="14pt" fo:language="ru" fo:country="RU" style:text-underline-style="none" style:font-size-asian="14pt" style:font-size-complex="14pt"/>
    </style:style>
    <style:style style:name="T3" style:family="text">
      <style:text-properties style:text-line-through-style="none" style:text-line-through-type="none" style:font-name="Times New Roman" fo:font-size="14pt" fo:language="ru" fo:country="RU" style:text-underline-style="none" officeooo:rsid="00056f9d" style:font-size-asian="14pt" style:font-size-complex="14pt"/>
    </style:style>
    <style:style style:name="T4" style:family="text">
      <style:text-properties style:text-line-through-style="none" style:text-line-through-type="none" style:font-name="Times New Roman" fo:font-size="14pt" fo:language="ru" fo:country="RU" style:text-underline-style="none" fo:font-weight="normal" officeooo:rsid="00199d3c" style:font-size-asian="14pt" style:font-weight-asian="normal" style:font-size-complex="14pt" style:font-weight-complex="normal"/>
    </style:style>
    <style:style style:name="T5" style:family="text">
      <style:text-properties style:text-line-through-style="none" style:text-line-through-type="none" style:font-name="Times New Roman" fo:font-size="14pt" fo:language="ru" fo:country="RU" style:text-underline-style="none" fo:font-weight="normal" officeooo:rsid="001aa333" style:font-size-asian="14pt" style:font-weight-asian="normal" style:font-size-complex="14pt" style:font-weight-complex="normal"/>
    </style:style>
    <style:style style:name="T6" style:family="text">
      <style:text-properties style:text-line-through-style="none" style:text-line-through-type="none" style:font-name="Times New Roman" fo:font-size="14pt" fo:language="ru" fo:country="RU" style:font-size-asian="14pt" style:font-size-complex="14pt"/>
    </style:style>
    <style:style style:name="T7" style:family="text">
      <style:text-properties fo:font-weight="normal" style:font-weight-asian="normal"/>
    </style:style>
    <style:style style:name="T8" style:family="text">
      <style:text-properties fo:font-weight="normal" officeooo:rsid="000b6168" style:font-weight-asian="normal"/>
    </style:style>
    <style:style style:name="T9" style:family="text">
      <style:text-properties officeooo:rsid="001aa333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variant="normal" fo:text-transform="none" fo:color="#202122" loext:opacity="100%" style:font-name="sans-serif" fo:font-size="10.5pt" fo:letter-spacing="normal" fo:font-style="normal" fo:font-weight="normal"/>
    </style:style>
    <style:style style:name="T12" style:family="text">
      <style:text-properties fo:font-variant="normal" fo:text-transform="none" fo:color="#202122" loext:opacity="100%" fo:letter-spacing="normal"/>
    </style:style>
    <style:style style:name="T13" style:family="text">
      <style:text-properties fo:font-variant="normal" fo:text-transform="none" fo:color="#202122" loext:opacity="100%" fo:font-size="10.5pt" fo:letter-spacing="normal" fo:font-style="normal" fo:font-weight="normal"/>
    </style:style>
    <style:style style:name="T14" style:family="text">
      <style:text-properties fo:font-variant="normal" fo:text-transform="none" fo:color="#202122" loext:opacity="100%" style:font-name="Times New Roman" fo:font-size="10.5pt" fo:letter-spacing="normal" fo:font-style="normal" fo:font-weight="normal"/>
    </style:style>
    <style:style style:name="T15" style:family="text">
      <style:text-properties fo:font-variant="normal" fo:text-transform="none" fo:color="#202122" loext:opacity="100%" style:font-name="Times New Roman" fo:letter-spacing="normal"/>
    </style:style>
    <style:style style:name="T16" style:family="text">
      <style:text-properties fo:font-variant="normal" fo:text-transform="none" fo:color="#202122" loext:opacity="100%" style:font-name="Times New Roman" fo:letter-spacing="normal" fo:font-style="normal" fo:font-weight="normal"/>
    </style:style>
    <style:style style:name="T17" style:family="text">
      <style:text-properties fo:font-variant="normal" fo:text-transform="none" fo:color="#202122" loext:opacity="100%" style:font-name="Times New Roman" fo:font-size="14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202122" loext:opacity="100%" style:font-name="Times New Roman" fo:font-size="14pt" fo:letter-spacing="normal" style:font-size-asian="14pt" style:font-size-complex="14pt"/>
    </style:style>
    <style:style style:name="T19" style:family="text">
      <style:text-properties fo:font-variant="normal" fo:text-transform="none" fo:color="#202122" loext:opacity="100%" style:text-line-through-style="none" style:text-line-through-type="none" style:font-name="Times New Roman" fo:font-size="14pt" fo:letter-spacing="normal" fo:font-style="normal" style:text-underline-style="none" fo:font-weight="normal" style:text-blinking="false" fo:background-color="#ffffff" loext:char-shading-value="0" style:font-size-asian="14pt" style:font-size-complex="14pt"/>
    </style:style>
    <style:style style:name="T20" style:family="text">
      <style:text-properties fo:font-variant="normal" fo:text-transform="none" fo:color="#0645ad" loext:opacity="100%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21" style:family="text">
      <style:text-properties fo:font-variant="normal" fo:text-transform="none" fo:color="#0645ad" loext:opacity="100%" style:text-line-through-style="none" style:text-line-through-type="none" fo:font-size="10.5pt" fo:letter-spacing="normal" fo:font-style="normal" style:text-underline-style="none" fo:font-weight="normal" style:text-blinking="false" fo:background-color="#ffffff" loext:char-shading-value="0"/>
    </style:style>
    <style:style style:name="T22" style:family="text">
      <style:text-properties fo:font-variant="normal" fo:text-transform="none" fo:color="#0645ad" loext:opacity="100%" style:text-line-through-style="none" style:text-line-through-type="none" style:font-name="Times New Roman" fo:font-size="10.5pt" fo:letter-spacing="normal" fo:font-style="normal" style:text-underline-style="none" fo:font-weight="normal" style:text-blinking="false" fo:background-color="#ffffff" loext:char-shading-value="0"/>
    </style:style>
    <style:style style:name="T23" style:family="text">
      <style:text-properties fo:font-variant="normal" fo:text-transform="none" fo:color="#0645ad" loext:opacity="100%" style:text-line-through-style="none" style:text-line-through-type="none" style:font-name="Times New Roman" fo:letter-spacing="normal" fo:font-style="normal" style:text-underline-style="none" fo:font-weight="normal" style:text-blinking="false" fo:background-color="#ffffff" loext:char-shading-value="0"/>
    </style:style>
    <style:style style:name="T24" style:family="text">
      <style:text-properties fo:font-variant="normal" fo:text-transform="none" fo:color="#0645ad" loext:opacity="100%" style:text-line-through-style="none" style:text-line-through-type="none" style:font-name="Times New Roman" fo:font-size="14pt" fo:letter-spacing="normal" fo:font-style="normal" style:text-underline-style="none" fo:font-weight="normal" style:text-blinking="false" fo:background-color="#ffffff" loext:char-shading-value="0" style:font-size-asian="14pt" style:font-size-complex="14pt"/>
    </style:style>
    <style:style style:name="T25" style:family="text">
      <style:text-properties style:font-name="Times New Roman"/>
    </style:style>
    <style:style style:name="T26" style:family="text">
      <style:text-properties style:font-name="Times New Roman" fo:font-size="14pt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/><text:span text:style-name="T10">бюджетное профессиональное образовательное учреждение </text:span></text:p>
      <text:p text:style-name="P14">Вологодской области </text:p>
      <text:p text:style-name="P14">«Череповецкий лесомеханический техникум им. В.П. Чкалова» </text:p>
      <text:p text:style-name="P26"/>
      <text:p text:style-name="P22"/>
      <text:p text:style-name="P22"/>
      <text:p text:style-name="P22"/>
      <text:p text:style-name="P18"/>
      <text:p text:style-name="P18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/><text:span text:style-name="T1">Автоматизация управления производственными процессами, <text:s text:c="2"/></text:span></text:p>
      <text:p text:style-name="P14">работали Кокшаров А.И и Василисин М.М</text:p>
      <text:p text:style-name="P27"/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5"><text:span text:style-name="T3">г .</text:span><text:span text:style-name="T2">Череповец</text:span></text:p>
      <text:p text:style-name="P16"><text:span text:style-name="T6">2025 </text:span><text:span text:style-name="T2">г</text:span></text:p>
      <text:p text:style-name="P12">СОДЕРЖАНИЕ</text:p>
      <text:p text:style-name="P6"><text:span text:style-name="T8">Введение………………………………………………………………………………</text:span><text:span text:style-name="T7">.</text:span></text:p>
      <text:p text:style-name="P8">1 ТЕХНИЧЕСКИЕ СИСТЕМЫ……………………………………………………...</text:p>
      <text:p text:style-name="P8">1.1 Основные понятия и определения……………………………………………….</text:p>
      <text:p text:style-name="P8">2.Цели и задачи……………………………………………………………………….</text:p>
      <text:p text:style-name="P9">3.Сферы применения………………………………………………………………….</text:p>
      <text:p text:style-name="Standard"/>
      <text:p text:style-name="P30">ВВЕДЕНИЕ</text:p>
      <text:p text:style-name="P31"><text:tab/>Производственный процесс — это совокупность действий работников и орудий труда, в результате которых сырьё, материалы, полуфабрикаты и комплектующие изделия, поступающие на предприятие, превращаются в готовую продукцию или услугу в заданном количестве и заданного свойства, качестве и ассортименте в определённые сроки. Производственный процесс состоит из основных, вспомогательных и обслуживающих процессов. </text:p>
      <text:p text:style-name="P5"><text:tab/>В предприятиях отраслей пищевой и перерабатывающей промышленности внедряются и эксплуатируются системы автоматизации процессами, задачами которых являются: повышение оперативности принимаемых решений в цехах и предприятях в целях получения стандартной продукции, а также снижение трудоемкости при переработке плановой и учетной информации. </text:p>
      <text:p text:style-name="P5"><text:tab/>Системы управления технологическими процессами бывают двух видов: автоматизированные и автоматические Автоматизированная система управления предполагает участие, человека (оператора, диспетчера), а автоматическая система может функционировать без участия человека (за исключением проведения профилактического контроля, ремонтного обслуживания и т. п.).</text:p>
      <text:p text:style-name="P24"/>
      <text:p text:style-name="P25">1 ТЕХНИЧЕСКИЕ СИСТЕМЫ </text:p>
      <text:p text:style-name="P29">1.1 Основные понятия и определения</text:p>
      <text:p text:style-name="P4"><text:tab/>Современный этап развития промышленного производства характеризуется переходом к использованию передовой технологии; стремлением добиться предельно высоких эксплуатационных характеристик как действующего, так и проектируемого оборудования, необходимостью свести к минимуму любые производственные потери. </text:p>
      <text:p text:style-name="P4"><text:tab/>Любая система существует не сама по себе, а в окружение внешней среды, которая взаимодействует с ней в целом или с отдельными ее элементами. Поэтому обычно приходится ограничивать число учитываемых взаимодействий, отбрасывая несущественные, мало влияющие на функционирование системы и на точность получаемых моделей. По мере расширения и уточнения знаний о системе, по мере составления все более точной ее модели, необходимо вновь возвращаться к вопросу о границах системы, взаимосвязях ее с внешней средой, корректируя первоначальное представление.</text:p>
      <text:p text:style-name="P7"/>
      <text:p text:style-name="P13">2.Цели и задачи</text:p>
      <text:p text:style-name="P10"><text:tab/>С помощью автоматизации технологических процессов производства (АТПП) решают следующие задачи:</text:p>
      <text:list text:style-name="L1">
        <text:list-item>
          <text:list>
            <text:list-item>
              <text:p text:style-name="P32">сокращение времени изготовления, упаковки, сортировки продукции;</text:p>
            </text:list-item>
            <text:list-item>
              <text:p text:style-name="P32">снижение стоимости человеческого труда;</text:p>
            </text:list-item>
            <text:list-item>
              <text:p text:style-name="P32">сокращение расходов на сырье;</text:p>
            </text:list-item>
            <text:list-item>
              <text:p text:style-name="P32">защита специалистов на вредных производствах за счет выполнения работ в условиях, опасных для здоровья человека;</text:p>
            </text:list-item>
            <text:list-item>
              <text:p text:style-name="P32">быстрая реализация сложных технических задач;</text:p>
            </text:list-item>
            <text:list-item>
              <text:p text:style-name="P32">увеличение выработки продукции;</text:p>
            </text:list-item>
            <text:list-item>
              <text:p text:style-name="P32">расширение ассортимента;</text:p>
            </text:list-item>
            <text:list-item>
              <text:p text:style-name="P32">автоматизация и оптимизация многих производственных процессов, что положительным образом сказывается на продуктивности.</text:p>
            </text:list-item>
          </text:list>
        </text:list-item>
      </text:list>
      <text:p text:style-name="P2"/>
      <text:h text:style-name="P17" text:outline-level="3"><text:span text:style-name="T9">3.</text:span>Сферы применения</text:h>
      <text:p text:style-name="P11"><text:tab/>Автоматизировать можно почти любое производство, на котором имеют место рутинные процессы. «Односложные», но цикличные операции встречаются во многих отраслях:</text:p>
      <text:list text:style-name="L2">
        <text:list-item>
          <text:list>
            <text:list-item>
              <text:p text:style-name="P33">сельское хозяйство;</text:p>
            </text:list-item>
            <text:list-item>
              <text:p text:style-name="P34">металлургия;</text:p>
            </text:list-item>
            <text:list-item>
              <text:p text:style-name="P34">тяжелая промышленность;</text:p>
            </text:list-item>
            <text:list-item>
              <text:p text:style-name="P34">машиностроение;</text:p>
            </text:list-item>
            <text:list-item>
              <text:p text:style-name="P34">торговля;</text:p>
            </text:list-item>
            <text:list-item>
              <text:p text:style-name="P34"><text:span text:style-name="T5">медицина</text:span><text:span text:style-name="T4">;</text:span></text:p>
            </text:list-item>
            <text:list-item>
              <text:p text:style-name="P34">энергетика и прочие.</text:p>
            </text:list-item>
          </text:list>
        </text:list-item>
      </text:list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1" style:font-family-complex="Mang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ru" fo:country="RU" officeooo:rsid="0012dd2f" officeooo:paragraph-rsid="0012dd2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2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5-18T21:14:00</meta:creation-date>
    <meta:generator>LibreOffice/7.5.0.3$Windows_X86_64 LibreOffice_project/c21113d003cd3efa8c53188764377a8272d9d6de</meta:generator>
    <dc:date>2025-10-08T11:21:14.157000000</dc:date>
    <meta:editing-duration>PT42M21S</meta:editing-duration>
    <meta:editing-cycles>11</meta:editing-cycles>
    <meta:initial-creator>НЮША</meta:initial-creator>
    <meta:document-statistic meta:table-count="0" meta:image-count="0" meta:object-count="0" meta:page-count="6" meta:paragraph-count="41" meta:word-count="389" meta:character-count="3376" meta:non-whitespace-character-count="3023"/>
  </office:meta>
</office:document-meta>
</file>